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Opener.get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Open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cketOpener.openSocket( String host , int port ,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etOpener.SocketOpener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